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style:rel-width="100%" fo:margin-left="0cm" fo:margin-top="0cm" fo:margin-bottom="0cm" table:align="left" style:writing-mode="lr-tb"/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style:rel-width="100%" fo:margin-left="0cm" fo:margin-top="0cm" fo:margin-bottom="0cm" table:align="left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style:rel-width="100%" fo:margin-left="0cm" fo:margin-top="0cm" fo:margin-bottom="0cm" table:align="left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style:rel-width="100%" fo:margin-left="0cm" fo:margin-top="0cm" fo:margin-bottom="0cm" table:align="left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style:rel-width="100%" fo:margin-left="0cm" fo:margin-top="0cm" fo:margin-bottom="0cm" table:align="left" style:writing-mode="lr-tb"/>
    </style:style>
    <style:style style:name="Таблица7.A" style:family="table-column">
      <style:table-column-properties style:column-width="17cm" style:rel-column-width="65535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style:rel-width="100%" fo:margin-left="0cm" fo:margin-top="0cm" fo:margin-bottom="0cm" table:align="left" style:writing-mode="lr-tb"/>
    </style:style>
    <style:style style:name="Таблица8.A" style:family="table-column">
      <style:table-column-properties style:column-width="17cm" style:rel-column-width="65535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style:rel-width="100%" fo:margin-left="0cm" fo:margin-top="0cm" fo:margin-bottom="0cm" table:align="left" style:writing-mode="lr-tb"/>
    </style:style>
    <style:style style:name="Таблица9.A" style:family="table-column">
      <style:table-column-properties style:column-width="17cm" style:rel-column-width="65535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style:rel-width="100%" fo:margin-left="0cm" fo:margin-top="0cm" fo:margin-bottom="0cm" table:align="left" style:writing-mode="lr-tb"/>
    </style:style>
    <style:style style:name="Таблица10.A" style:family="table-column">
      <style:table-column-properties style:column-width="17cm" style:rel-column-width="65535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style:rel-width="100%" fo:margin-left="0cm" fo:margin-top="0cm" fo:margin-bottom="0cm" table:align="left" style:writing-mode="lr-tb"/>
    </style:style>
    <style:style style:name="Таблица11.A" style:family="table-column">
      <style:table-column-properties style:column-width="17cm" style:rel-column-width="65535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end" style:justify-single-word="false" style:writing-mode="lr-tb"/>
      <style:text-properties officeooo:paragraph-rsid="0004e098"/>
    </style:style>
    <style:style style:name="P3" style:family="paragraph" style:parent-style-name="Standard">
      <style:paragraph-properties fo:text-align="justify" style:justify-single-word="false" style:writing-mode="lr-tb"/>
      <style:text-properties fo:font-weight="bold" officeooo:paragraph-rsid="0004e098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tyle="italic" officeooo:paragraph-rsid="0004e098" style:font-style-asian="italic" style:font-style-complex="italic"/>
    </style:style>
    <style:style style:name="P5" style:family="paragraph" style:parent-style-name="Standard">
      <style:paragraph-properties fo:text-align="justify" style:justify-single-word="false" style:writing-mode="lr-tb"/>
      <style:text-properties fo:font-style="italic" officeooo:paragraph-rsid="0006aeb1" style:font-style-asian="italic" style:font-style-complex="italic"/>
    </style:style>
    <style:style style:name="P6" style:family="paragraph" style:parent-style-name="Standard">
      <style:paragraph-properties fo:text-align="justify" style:justify-single-word="false" style:writing-mode="lr-tb"/>
      <style:text-properties fo:font-style="italic" officeooo:rsid="00064f65" officeooo:paragraph-rsid="0004e098" style:font-style-asian="italic" style:font-style-complex="italic"/>
    </style:style>
    <style:style style:name="P7" style:family="paragraph" style:parent-style-name="Standard">
      <style:paragraph-properties fo:text-align="justify" style:justify-single-word="false" style:writing-mode="lr-tb"/>
      <style:text-properties fo:font-style="italic" officeooo:rsid="0008aea6" officeooo:paragraph-rsid="0004e098" style:font-style-asian="italic" style:font-style-complex="italic"/>
    </style:style>
    <style:style style:name="P8" style:family="paragraph" style:parent-style-name="Standard">
      <style:paragraph-properties fo:text-align="justify" style:justify-single-word="false" style:writing-mode="lr-tb"/>
      <style:text-properties fo:font-style="italic" officeooo:rsid="000d0b0a" officeooo:paragraph-rsid="0004e098" style:font-style-asian="italic" style:font-style-complex="italic"/>
    </style:style>
    <style:style style:name="P9" style:family="paragraph" style:parent-style-name="Standard">
      <style:paragraph-properties fo:text-align="justify" style:justify-single-word="false" style:writing-mode="lr-tb"/>
      <style:text-properties fo:font-style="italic" officeooo:rsid="000e97df" officeooo:paragraph-rsid="0004e098" style:font-style-asian="italic" style:font-style-complex="italic"/>
    </style:style>
    <style:style style:name="P10" style:family="paragraph" style:parent-style-name="Standard">
      <style:paragraph-properties fo:text-align="justify" style:justify-single-word="false" style:writing-mode="lr-tb"/>
      <style:text-properties fo:font-style="italic" officeooo:rsid="0006aeb1" officeooo:paragraph-rsid="0006aeb1" style:font-style-asian="italic" style:font-style-complex="italic"/>
    </style:style>
    <style:style style:name="P11" style:family="paragraph" style:parent-style-name="Standard">
      <style:paragraph-properties fo:text-align="justify" style:justify-single-word="false" style:writing-mode="lr-tb"/>
      <style:text-properties fo:font-style="italic" officeooo:rsid="000ae563" officeooo:paragraph-rsid="000ae563" style:font-style-asian="italic" style:font-style-complex="italic"/>
    </style:style>
    <style:style style:name="P12" style:family="paragraph" style:parent-style-name="Standard">
      <style:paragraph-properties fo:text-align="justify" style:justify-single-word="false" style:writing-mode="lr-tb"/>
      <style:text-properties fo:font-style="italic" officeooo:rsid="000b6faf" officeooo:paragraph-rsid="000b6faf" style:font-style-asian="italic" style:font-style-complex="italic"/>
    </style:style>
    <style:style style:name="P13" style:family="paragraph" style:parent-style-name="Standard">
      <style:paragraph-properties fo:text-align="justify" style:justify-single-word="false" fo:orphans="0" fo:widows="0" style:writing-mode="lr-tb"/>
      <style:text-properties style:font-name="Liberation Mono" fo:font-size="10pt" fo:font-weight="bold" officeooo:paragraph-rsid="0004e09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justify" style:justify-single-word="false" fo:orphans="0" fo:widows="0" style:writing-mode="lr-tb"/>
      <style:text-properties style:font-name="Liberation Mono" fo:font-size="10pt" fo:font-weight="bold" officeooo:paragraph-rsid="0004e09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 fo:orphans="0" fo:widows="0" style:writing-mode="lr-tb"/>
      <style:text-properties style:font-name="Liberation Mono" fo:font-size="10pt" fo:font-weight="bold" officeooo:paragraph-rsid="0004e09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fo:font-style="normal" officeooo:paragraph-rsid="0004e098" style:font-style-asian="normal" style:font-style-complex="normal"/>
    </style:style>
    <style:style style:name="P17" style:family="paragraph" style:parent-style-name="Standard">
      <style:paragraph-properties fo:text-align="end" style:justify-single-word="false" style:writing-mode="lr-tb"/>
      <style:text-properties fo:font-style="normal" officeooo:paragraph-rsid="0004e098" style:font-style-asian="normal" style:font-style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tyle="normal" fo:font-weight="bold" officeooo:paragraph-rsid="0004e098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 style:writing-mode="lr-tb"/>
      <style:text-properties officeooo:paragraph-rsid="0004e098"/>
    </style:style>
    <style:style style:name="P20" style:family="paragraph" style:parent-style-name="Standard">
      <style:paragraph-properties fo:text-align="justify" style:justify-single-word="false" style:writing-mode="lr-tb"/>
      <style:text-properties fo:font-style="normal" fo:font-weight="bold" officeooo:paragraph-rsid="0004e098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fo:font-style="normal" officeooo:paragraph-rsid="0004e098" style:font-style-asian="normal" style:font-style-complex="normal"/>
    </style:style>
    <style:style style:name="P22" style:family="paragraph" style:parent-style-name="Standard">
      <style:paragraph-properties fo:text-align="justify" style:justify-single-word="false" fo:orphans="0" fo:widows="0" style:writing-mode="lr-tb"/>
      <style:text-properties style:font-name="Liberation Mono" fo:font-size="10pt" fo:font-weight="bold" officeooo:paragraph-rsid="0004e09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 style:writing-mode="lr-tb"/>
      <style:text-properties fo:font-style="italic" officeooo:rsid="00117459" officeooo:paragraph-rsid="00117459" style:font-style-asian="italic" style:font-style-complex="italic"/>
    </style:style>
    <style:style style:name="P24" style:family="paragraph" style:parent-style-name="Standard">
      <style:paragraph-properties fo:text-align="justify" style:justify-single-word="false" style:writing-mode="lr-tb"/>
      <style:text-properties fo:font-style="italic" officeooo:rsid="00117459" officeooo:paragraph-rsid="00165167" style:font-style-asian="italic" style:font-style-complex="italic"/>
    </style:style>
    <style:style style:name="P25" style:family="paragraph" style:parent-style-name="Standard">
      <style:paragraph-properties fo:text-align="justify" style:justify-single-word="false" style:writing-mode="lr-tb"/>
      <style:text-properties fo:font-style="italic" officeooo:rsid="00117459" officeooo:paragraph-rsid="001f37a0" style:font-style-asian="italic" style:font-style-complex="italic"/>
    </style:style>
    <style:style style:name="P26" style:family="paragraph" style:parent-style-name="Standard">
      <style:paragraph-properties fo:text-align="justify" style:justify-single-word="false" style:writing-mode="lr-tb"/>
      <style:text-properties fo:font-style="italic" officeooo:rsid="00136b4d" officeooo:paragraph-rsid="0004e098" style:font-style-asian="italic" style:font-style-complex="italic"/>
    </style:style>
    <style:style style:name="P27" style:family="paragraph" style:parent-style-name="Standard">
      <style:paragraph-properties fo:text-align="justify" style:justify-single-word="false" style:writing-mode="lr-tb"/>
      <style:text-properties fo:font-style="italic" officeooo:rsid="00136b4d" officeooo:paragraph-rsid="00136b4d" style:font-style-asian="italic" style:font-style-complex="italic"/>
    </style:style>
    <style:style style:name="P28" style:family="paragraph" style:parent-style-name="Standard">
      <style:paragraph-properties fo:text-align="justify" style:justify-single-word="false" style:writing-mode="lr-tb"/>
      <style:text-properties fo:font-style="italic" officeooo:rsid="00165167" officeooo:paragraph-rsid="00165167" style:font-style-asian="italic" style:font-style-complex="italic"/>
    </style:style>
    <style:style style:name="P29" style:family="paragraph" style:parent-style-name="Standard">
      <style:paragraph-properties fo:text-align="justify" style:justify-single-word="false" style:writing-mode="lr-tb"/>
      <style:text-properties fo:font-style="italic" officeooo:rsid="00185385" officeooo:paragraph-rsid="00185385" style:font-style-asian="italic" style:font-style-complex="italic"/>
    </style:style>
    <style:style style:name="P30" style:family="paragraph" style:parent-style-name="Standard">
      <style:paragraph-properties fo:text-align="justify" style:justify-single-word="false" style:writing-mode="lr-tb"/>
      <style:text-properties fo:font-style="italic" officeooo:rsid="00197daa" officeooo:paragraph-rsid="00197daa" style:font-style-asian="italic" style:font-style-complex="italic"/>
    </style:style>
    <style:style style:name="P31" style:family="paragraph" style:parent-style-name="Standard">
      <style:paragraph-properties fo:text-align="justify" style:justify-single-word="false" style:writing-mode="lr-tb"/>
      <style:text-properties fo:font-style="italic" officeooo:rsid="001a3a0b" officeooo:paragraph-rsid="001a3a0b" style:font-style-asian="italic" style:font-style-complex="italic"/>
    </style:style>
    <style:style style:name="P32" style:family="paragraph" style:parent-style-name="Standard">
      <style:paragraph-properties fo:text-align="justify" style:justify-single-word="false" style:writing-mode="lr-tb"/>
      <style:text-properties fo:font-style="italic" officeooo:rsid="0006aeb1" officeooo:paragraph-rsid="001b8008" style:font-style-asian="italic" style:font-style-complex="italic"/>
    </style:style>
    <style:style style:name="P33" style:family="paragraph" style:parent-style-name="Standard">
      <style:paragraph-properties fo:text-align="justify" style:justify-single-word="false" style:writing-mode="lr-tb"/>
      <style:text-properties fo:font-style="italic" officeooo:rsid="001c6711" officeooo:paragraph-rsid="001c6711" style:font-style-asian="italic" style:font-style-complex="italic"/>
    </style:style>
    <style:style style:name="P34" style:family="paragraph" style:parent-style-name="Standard">
      <style:paragraph-properties fo:text-align="justify" style:justify-single-word="false" style:writing-mode="lr-tb"/>
      <style:text-properties fo:font-style="italic" officeooo:rsid="001f37a0" officeooo:paragraph-rsid="001f37a0" style:font-style-asian="italic" style:font-style-complex="italic"/>
    </style:style>
    <style:style style:name="T1" style:family="text">
      <style:text-properties officeooo:rsid="000816d0"/>
    </style:style>
    <style:style style:name="T2" style:family="text">
      <style:text-properties officeooo:rsid="000bf078"/>
    </style:style>
    <style:style style:name="T3" style:family="text">
      <style:text-properties officeooo:rsid="000a017f"/>
    </style:style>
    <style:style style:name="T4" style:family="text">
      <style:text-properties officeooo:rsid="000d0b0a"/>
    </style:style>
    <style:style style:name="T5" style:family="text">
      <style:text-properties officeooo:rsid="0004e098"/>
    </style:style>
    <style:style style:name="T6" style:family="text">
      <style:text-properties officeooo:rsid="0006aeb1"/>
    </style:style>
    <style:style style:name="T7" style:family="text">
      <style:text-properties officeooo:rsid="000916c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16cd" style:font-weight-asian="bold" style:font-weight-complex="bold"/>
    </style:style>
    <style:style style:name="T10" style:family="text">
      <style:text-properties officeooo:rsid="000ae563"/>
    </style:style>
    <style:style style:name="T11" style:family="text">
      <style:text-properties officeooo:rsid="000b6faf"/>
    </style:style>
    <style:style style:name="T12" style:family="text">
      <style:text-properties officeooo:rsid="000d5454"/>
    </style:style>
    <style:style style:name="T13" style:family="text">
      <style:text-properties officeooo:rsid="000ea9ea"/>
    </style:style>
    <style:style style:name="T14" style:family="text">
      <style:text-properties officeooo:rsid="000fdc32"/>
    </style:style>
    <style:style style:name="T15" style:family="text">
      <style:text-properties officeooo:rsid="0011b92b"/>
    </style:style>
    <style:style style:name="T16" style:family="text">
      <style:text-properties officeooo:rsid="0012fb62"/>
    </style:style>
    <style:style style:name="T17" style:family="text">
      <style:text-properties officeooo:rsid="00156a21"/>
    </style:style>
    <style:style style:name="T18" style:family="text">
      <style:text-properties officeooo:rsid="00182c5a"/>
    </style:style>
    <style:style style:name="T19" style:family="text">
      <style:text-properties officeooo:rsid="001a1276"/>
    </style:style>
    <style:style style:name="T20" style:family="text">
      <style:text-properties officeooo:rsid="001cad25"/>
    </style:style>
    <style:style style:name="T21" style:family="text">
      <style:text-properties officeooo:rsid="001ea80e"/>
    </style:style>
    <style:style style:name="T22" style:family="text">
      <style:text-properties officeooo:rsid="0020a43c"/>
    </style:style>
    <style:style style:name="T23" style:family="text">
      <style:text-properties officeooo:rsid="00229e85"/>
    </style:style>
    <style:style style:name="T24" style:family="text">
      <style:text-properties officeooo:rsid="0023277d"/>
    </style:style>
    <style:style style:name="T25" style:family="text">
      <style:text-properties officeooo:rsid="002407b7"/>
    </style:style>
    <style:style style:name="T26" style:family="text">
      <style:text-properties officeooo:rsid="002771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 1</text:p>
      <text:p text:style-name="P19"/>
      <text:p text:style-name="P19">Скомпилируйте программу из методических указаний с отладочной информацией и без нее. Приведите выдачу утилиты valgrind о любой из ошибок с отладочной информацией и без нее. </text:p>
      <text:p text:style-name="P19"/>
      <text:p text:style-name="P2">Выдача с отладочной информацией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>==19618== Invalid write of size 4</text:p>
            <text:p text:style-name="P15">==19618== <text:s text:c="3"/>at 0x10916B: f (example.c:6)</text:p>
            <text:p text:style-name="P15">==19618== <text:s text:c="3"/>by 0x109180: main (example.c:11)</text:p>
            <text:p text:style-name="P15">==19618== <text:s/>Address 0x4a98068 is 0 bytes after a block of size 40 alloc'd</text:p>
            <text:p text:style-name="P15">==19618== <text:s text:c="3"/>at 0x4848899: malloc (in /usr/libexec/valgrind/vgpreload_memcheck-amd64-linux.so)</text:p>
            <text:p text:style-name="P15">==19618== <text:s text:c="3"/>by 0x10915E: f (example.c:5)</text:p>
            <text:p text:style-name="P15">==19618== <text:s text:c="3"/>by 0x109180: main (example.c:11)</text:p>
          </table:table-cell>
        </table:table-row>
      </table:table>
      <text:p text:style-name="P19"/>
      <text:p text:style-name="P2">Выдача без отладочной информации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5">==19587== Invalid write of size 4</text:p>
            <text:p text:style-name="P15">==19587== <text:s text:c="3"/>at 0x10916B: f (in /home/daniil/work/C_labs/Valgrind_task/src/app.exe)</text:p>
            <text:p text:style-name="P15">==19587== <text:s text:c="3"/>by 0x109180: main (in /home/daniil/work/C_labs/Valgrind_task/src/app.exe)</text:p>
            <text:p text:style-name="P15">==19587== <text:s/>Address 0x4a98068 is 0 bytes after a block of size 40 alloc'd</text:p>
            <text:p text:style-name="P15">==19587== <text:s text:c="3"/>at 0x4848899: malloc (in /usr/libexec/valgrind/vgpreload_memcheck-amd64-linux.so)</text:p>
            <text:p text:style-name="P15">==19587== <text:s text:c="3"/>by 0x10915E: f (in /home/daniil/work/C_labs/Valgrind_task/src/app.exe)</text:p>
            <text:p text:style-name="P15">==19587== <text:s text:c="3"/>by 0x109180: main (in /home/daniil/work/C_labs/Valgrind_task/src/app.exe)</text:p>
          </table:table-cell>
        </table:table-row>
      </table:table>
      <text:p text:style-name="P19"/>
      <text:p text:style-name="P19">Объясните, чем отличается выдача утилиты valgrind в этих случаях.</text:p>
      <text:p text:style-name="P19"/>
      <text:p text:style-name="P6">Как можно заметить по двум листингам работы программы valgrind, при дебажной сборке valgrind находит ошибку в файле самой программы, а при релизной сборке — в исполняемом файле. Соответственно использовать релизную сборку при обработке программы с помощью valgrind нерационально, потому что она не <text:span text:style-name="T1">позволяет </text:span><text:span text:style-name="T22">точно</text:span><text:span text:style-name="T1"> локализовать ошибку в написанном коде. </text:span><text:span text:style-name="T2">В дальнейшем будет использоваться именно дебажная версия сборки.</text:span></text:p>
      <text:p text:style-name="P19"/>
      <text:p text:style-name="P3">Задание 2</text:p>
      <text:p text:style-name="P19"/>
      <text:p text:style-name="P19">Проанализируйте текст программы task_02.c.</text:p>
      <text:p text:style-name="P19"/>
      <text:p text:style-name="P19">Какая ошибка допущена в этой программе?</text:p>
      <text:p text:style-name="P19"/>
      <text:p text:style-name="P7">Если n<text:span text:style-name="T23">ow</text:span> != 0, то в функции foo возникнет ошибка, связанная с использованием неинициализированных данных</text:p>
      <text:p text:style-name="P19"/>
      <text:p text:style-name="P19">Скомпилируйте программу task_02.c. Запустите программу под управлением утилиты valgrind. Приведите выдачу утилиты valgrind.</text:p>
      <text:p text:style-name="P19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3">==19814== Conditional jump or move depends on uninitialised value(s)</text:p>
            <text:p text:style-name="P13">==19814== <text:s text:c="3"/>at 0x10917C: foo (task_02.c:6)</text:p>
            <text:p text:style-name="P13">==19814== <text:s text:c="3"/>by 0x1091C1: main (task_02.c:17)</text:p>
          </table:table-cell>
        </table:table-row>
      </table:table>
      <text:p text:style-name="P19"/>
      <text:p text:style-name="P19"><text:soft-page-break/>О какой ошибке сообщает утилита valgrind? Что за номер строки приведен в выдаче утилиты?</text:p>
      <text:p text:style-name="P19"/>
      <text:p text:style-name="P7">Valgrind сообщает, что в 6 строке в функции foo возможно сравнение с неинициализированными данными</text:p>
      <text:p text:style-name="P16"/>
      <text:p text:style-name="P16">Подтвердил ли вывод утилиты Ваш ответ?</text:p>
      <text:p text:style-name="P19"/>
      <text:p text:style-name="P7">Вывод утилиты подтвердил мой ответ</text:p>
      <text:p text:style-name="P19"/>
      <text:p text:style-name="P19">Какой ключ утилиты valgrind можно использовать для прояснения ситуации? Помогает ли он в данной ситуации? </text:p>
      <text:p text:style-name="P19"/>
      <text:p text:style-name="P7">Для прояснения ситуации можно использовать ключ —track-origins=yes, но в этом примере он не помогает, так как говорит, что неинициализированные данные появляются в 11 строке, <text:span text:style-name="T3">в которой ничего не происходит</text:span></text:p>
      <text:p text:style-name="P19"/>
      <text:p text:style-name="P3">Задание 3</text:p>
      <text:p text:style-name="P19"/>
      <text:p text:style-name="P19">Проанализируйте текст программ task_03_1.c и task_03_2.c.<text:span text:style-name="T4"> </text:span></text:p>
      <text:p text:style-name="P19"/>
      <text:p text:style-name="P8">В представленных программах содержится ошибка выхода за границу массива</text:p>
      <text:p text:style-name="P19"/>
      <text:p text:style-name="P19">Скомпилируйте программы. Запустите полученные исполняемые файлы сначала без использования утилиты valgrind, а потом под управлением утилиты valgrind.</text:p>
      <text:p text:style-name="P19"/>
      <text:p text:style-name="P19">В чем заключается разница запуска программ без утилиты valgrind?</text:p>
      <text:p text:style-name="P19"/>
      <text:p text:style-name="P9">Первая программа аварийно завершается в отличии от второй</text:p>
      <text:p text:style-name="P16"/>
      <text:p text:style-name="P19">Помогает ли утилита valgrind в поиске ошибок в программе task_03_1.c? Почему? (Подсказку можно найти в разделе 5 Quick Start Guide.)</text:p>
      <text:p text:style-name="P19"/>
      <text:p text:style-name="P9">Не помогает, так как valgrind не обнаруживает ошибки выхода за границы статического массива</text:p>
      <text:p text:style-name="P16"/>
      <text:p text:style-name="P19">Помогает ли утилита valgrind в поиске ошибок в программе task_03_3.c? Приведите выдачу для каждой из ошибок.</text:p>
      <text:p text:style-name="P19"/>
      <text:p text:style-name="P9">Помогает. Утилита говорит, что <text:span text:style-name="T13">не удалось считать элемент, вышедший за границу массива, его размер 0 байт, </text:span><text:span text:style-name="T24">то есть память под него не выделена</text:span></text:p>
      <text:p text:style-name="P16"/>
      <text:p text:style-name="P17">Ошибка 1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4"><text:s/>==20253== Process terminating with default action of signal 6 (SIGABRT)</text:p>
            <text:p text:style-name="P14">==20253== <text:s text:c="3"/>at 0x4903A7C: __pthread_kill_implementation (pthread_kill.c:44)</text:p>
            <text:p text:style-name="P14">==20253== <text:s text:c="3"/>by 0x4903A7C: __pthread_kill_internal (pthread_kill.c:78)</text:p>
            <text:p text:style-name="P14">==20253== <text:s text:c="3"/>by 0x4903A7C: pthread_kill@@GLIBC_2.34 (pthread_kill.c:89)</text:p>
            <text:p text:style-name="P14">==20253== <text:s text:c="3"/>by 0x48AF475: raise (raise.c:26)</text:p>
            <text:p text:style-name="P14">==20253== <text:s text:c="3"/>by 0x48957F2: abort (abort.c:79)</text:p>
            <text:p text:style-name="P14">==20253== <text:s text:c="3"/>by 0x48F66F5: __libc_message (libc_fatal.c:155)</text:p>
            <text:p text:style-name="P14">==20253== <text:s text:c="3"/>by 0x49A3769: __fortify_fail (fortify_fail.c:26)</text:p>
            <text:p text:style-name="P14"><text:soft-page-break/>==20253== <text:s text:c="3"/>by 0x49A3735: __stack_chk_fail (stack_chk_fail.c:24)</text:p>
            <text:p text:style-name="P14">==20253== <text:s text:c="3"/>by 0x1091C8: main (task_03_1.c:12)</text:p>
          </table:table-cell>
        </table:table-row>
      </table:table>
      <text:p text:style-name="P16"/>
      <text:p text:style-name="P17">Ошибка 2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4"><text:s/>==20764== Invalid read of size 1</text:p>
            <text:p text:style-name="P14">==20764== <text:s text:c="3"/>at 0x1091EC: main (task_03_2.c:17)</text:p>
            <text:p text:style-name="P14">==20764== <text:s/>Address 0x4a98045 is 0 bytes after a block of size 5 alloc'd</text:p>
            <text:p text:style-name="P14">==20764== <text:s text:c="3"/>at 0x4848899: malloc (in /usr/libexec/valgrind/vgpreload_memcheck-amd64-linux.so)</text:p>
            <text:p text:style-name="P14">==20764== <text:s text:c="3"/>by 0x10919E: main (task_03_2.c:6)</text:p>
            <text:p text:style-name="P14">==20764== </text:p>
            <text:p text:style-name="P14"/>
            <text:p text:style-name="P14">==20764== Invalid write of size 1</text:p>
            <text:p text:style-name="P14">==20764== <text:s text:c="3"/>at 0x109210: main (task_03_2.c:19)</text:p>
            <text:p text:style-name="P14">==20764== <text:s/>Address 0x4a98045 is 0 bytes after a block of size 5 alloc'd</text:p>
            <text:p text:style-name="P14">==20764== <text:s text:c="3"/>at 0x4848899: malloc (in /usr/libexec/valgrind/vgpreload_memcheck-amd64-linux.so)</text:p>
            <text:p text:style-name="P14">==20764== <text:s text:c="3"/>by 0x10919E: main (task_03_2.c:6)</text:p>
          </table:table-cell>
        </table:table-row>
      </table:table>
      <text:p text:style-name="P16"/>
      <text:p text:style-name="P18">Задание <text:span text:style-name="T5">4</text:span></text:p>
      <text:p text:style-name="P16"/>
      <text:p text:style-name="P16">Проанализируйте текст программы task_0<text:span text:style-name="T5">4</text:span>.c.</text:p>
      <text:p text:style-name="P16"/>
      <text:p text:style-name="P16">Какая ошибка работы с динамической памятью в ней допущена?</text:p>
      <text:p text:style-name="P16"/>
      <text:p text:style-name="P10"><text:span text:style-name="T10">Освобождение памяти, </text:span><text:span text:style-name="T13">которая не выделена функциями malloc, calloc, realloc,</text:span><text:span text:style-name="T10"> в строке 38 </text:span><text:span text:style-name="T11">функцией free</text:span></text:p>
      <text:p text:style-name="P5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11">Освобождение невыделенной или нединамической памяти</text:p>
      <text:p text:style-name="P16"/>
      <text:p text:style-name="P16">Скомпилируйте программу task_0<text:span text:style-name="T6">4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3">==19066== Invalid write of size 4</text:p>
            <text:p text:style-name="P13">==19066== <text:s text:c="3"/>at 0x1091D5: create_date (task_04.c:23)</text:p>
            <text:p text:style-name="P13">==19066== <text:s text:c="3"/>by 0x109205: main (task_04.c:33)</text:p>
            <text:p text:style-name="P13">==19066== <text:s/>Address 0x4a98048 is 0 bytes after a block of size 8 alloc'd</text:p>
            <text:p text:style-name="P13">==19066== <text:s text:c="3"/>at 0x4848899: malloc (in /usr/libexec/valgrind/vgpreload_memcheck-amd64-linux.so)</text:p>
            <text:p text:style-name="P13">==19066== <text:s text:c="3"/>by 0x1091AF: create_date (task_04.c:18)</text:p>
            <text:p text:style-name="P13">==19066== <text:s text:c="3"/>by 0x109205: main (task_04.c:33)</text:p>
            <text:p text:style-name="P13">==19066== </text:p>
            <text:p text:style-name="P13">==19066== Invalid read of size 4</text:p>
            <text:p text:style-name="P13">==19066== <text:s text:c="3"/>at 0x109215: main (task_04.c:36)</text:p>
            <text:p text:style-name="P13">==19066== <text:s/>Address 0x4a98048 is 0 bytes after a block of size 8 alloc'd</text:p>
            <text:p text:style-name="P13">==19066== <text:s text:c="3"/>at 0x4848899: malloc (in /usr/libexec/valgrind/vgpreload_memcheck-amd64-linux.so)</text:p>
            <text:p text:style-name="P13"><text:soft-page-break/>==19066== <text:s text:c="3"/>by 0x1091AF: create_date (task_04.c:18)</text:p>
            <text:p text:style-name="P13">==19066== <text:s text:c="3"/>by 0x109205: main (task_04.c:33)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10"><text:span text:style-name="T12">Нет, не подтверждает</text:span>. Valgrind ругается на строку, в которой выделяется память, <text:span text:style-name="T12">а не на строку, в которой освобождается</text:span>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10">4.2.1. Illegal read/write erros</text:p>
      <text:p text:style-name="P18"/>
      <text:p text:style-name="P16"><text:span text:style-name="T8">Задание </text:span><text:span text:style-name="T9">5</text:span></text:p>
      <text:p text:style-name="P16"/>
      <text:p text:style-name="P16">Проанализируйте текст программы task_0<text:span text:style-name="T11">5</text:span>.c.</text:p>
      <text:p text:style-name="P16"/>
      <text:p text:style-name="P16">Какая ошибка работы с динамической памятью в ней допущена?</text:p>
      <text:p text:style-name="P16"/>
      <text:p text:style-name="P12">Повторно выделяется память в строке 18</text:p>
      <text:p text:style-name="P16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12">Логическая ошибка (Изменение указателя, который вернула функция выделения памяти)</text:p>
      <text:p text:style-name="P16"/>
      <text:p text:style-name="P16">Скомпилируйте программу task_0<text:span text:style-name="T14">5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3">==6954== 4 bytes in 1 blocks are definitely lost in loss record 1 of 1</text:p>
            <text:p text:style-name="P13">==6954== <text:s text:c="3"/>at 0x4848899: malloc (in /usr/libexec/valgrind/vgpreload_memcheck-amd64-linux.so)</text:p>
            <text:p text:style-name="P13">==6954== <text:s text:c="3"/>by 0x1091A6: main (task_05.c:11)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23"><text:span text:style-name="T17">Подтверждает. Val</text:span>grind сообщает нам, что было потеряно 4 байта памяти в результате перезаписи указателя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23">4.2.9. Memory leak detection</text:p>
      <text:p text:style-name="P18"/>
      <text:p text:style-name="P16"><text:span text:style-name="T8">Задание </text:span><text:span text:style-name="T9">6</text:span></text:p>
      <text:p text:style-name="P16"/>
      <text:p text:style-name="P16"><text:soft-page-break/>Проанализируйте текст программы task_<text:span text:style-name="T18">0</text:span><text:span text:style-name="T15">6</text:span>.c.</text:p>
      <text:p text:style-name="P16"/>
      <text:p text:style-name="P16">Какая ошибка работы с динамической памятью в ней допущена?</text:p>
      <text:p text:style-name="P26"/>
      <text:p text:style-name="P27">Не очищается выделенная динамически память</text:p>
      <text:p text:style-name="P16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27">Утечка памяти</text:p>
      <text:p text:style-name="P16"/>
      <text:p text:style-name="P16">Скомпилируйте программу task_0<text:span text:style-name="T16">6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13">==7494== 4 bytes in 1 blocks are definitely lost in loss record 1 of 1</text:p>
            <text:p text:style-name="P13">==7494== <text:s text:c="3"/>at 0x4848899: malloc (in /usr/libexec/valgrind/vgpreload_memcheck-amd64-linux.so)</text:p>
            <text:p text:style-name="P13">==7494== <text:s text:c="3"/>by 0x109189: process (task_06.c:14)</text:p>
            <text:p text:style-name="P13">==7494== <text:s text:c="3"/>by 0x1091DD: main (task_06.c:31)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28">Подтверждает. Valgrind сообщает, что было потеряно 4 байта памяти из-за отсутствия функции free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24">4.2.9. Memory leak detection</text:p>
      <text:p text:style-name="P4"/>
      <text:p text:style-name="P18">Задание <text:span text:style-name="T7">7</text:span></text:p>
      <text:p text:style-name="P16"/>
      <text:p text:style-name="P16">Проанализируйте текст программы task_0<text:span text:style-name="T18">7</text:span>.c.</text:p>
      <text:p text:style-name="P16"/>
      <text:p text:style-name="P16">Какая ошибка работы с динамической памятью в ней допущена?</text:p>
      <text:p text:style-name="P16"/>
      <text:p text:style-name="P29">Ошибка сегментации при работе с <text:span text:style-name="T25">непроинициализироанным </text:span>указателем</text:p>
      <text:p text:style-name="P16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29">Логическая ошибка. Использование непроинициализированного указателя (Wild pointer)</text:p>
      <text:p text:style-name="P16"/>
      <text:p text:style-name="P16">Скомпилируйте программу task_0<text:span text:style-name="T18">7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<text:soft-page-break/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3">==8019== Use of uninitialised value of size 8</text:p>
            <text:p text:style-name="P13">==8019== <text:s text:c="3"/>at 0x48D41C9: __vfscanf_internal (vfscanf-internal.c:1896)</text:p>
            <text:p text:style-name="P13">==8019== <text:s text:c="3"/>by 0x48CF1C1: __isoc99_scanf (isoc99_scanf.c:30)</text:p>
            <text:p text:style-name="P13">==8019== <text:s text:c="3"/>by 0x1091D7: main (task_07.c:14)</text:p>
            <text:p text:style-name="P13">==8019== </text:p>
            <text:p text:style-name="P13">==8019== Invalid write of size 4</text:p>
            <text:p text:style-name="P13">==8019== <text:s text:c="3"/>at 0x48D41C9: __vfscanf_internal (vfscanf-internal.c:1896)</text:p>
            <text:p text:style-name="P13">==8019== <text:s text:c="3"/>by 0x48CF1C1: __isoc99_scanf (isoc99_scanf.c:30)</text:p>
            <text:p text:style-name="P13">==8019== <text:s text:c="3"/>by 0x1091D7: main (task_07.c:14)</text:p>
            <text:p text:style-name="P13">==8019== <text:s/>Address 0x0 is not stack'd, malloc'd or (recently) free'd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30">Valgrind подтверждает правильность моего ответа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30">4.2.3. Use of uninitialised or unaddressable values in system calls</text:p>
      <text:p text:style-name="P4"/>
      <text:p text:style-name="P18">Задание <text:span text:style-name="T7">8</text:span></text:p>
      <text:p text:style-name="P16"/>
      <text:p text:style-name="P16">Проанализируйте текст программы task_0<text:span text:style-name="T19">8</text:span>.c.</text:p>
      <text:p text:style-name="P16"/>
      <text:p text:style-name="P16">Какая ошибка работы с динамической памятью в ней допущена?</text:p>
      <text:p text:style-name="P16"/>
      <text:p text:style-name="P31">В строке 20 используется память, которую уже очистили в строке 18</text:p>
      <text:p text:style-name="P16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31">Логическая ошибка. Использование указателя сразу после освобождения памяти (Dangling pointer)</text:p>
      <text:p text:style-name="P16"/>
      <text:p text:style-name="P16">Скомпилируйте программу task_0<text:span text:style-name="T19">8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13">==8207== Invalid write of size 4</text:p>
            <text:p text:style-name="P13">==8207== <text:s text:c="3"/>at 0x1091E0: main (task_08.c:20)</text:p>
            <text:p text:style-name="P13">==8207== <text:s/>Address 0x4a98040 is 0 bytes inside a block of size 4 free'd</text:p>
            <text:p text:style-name="P13">==8207== <text:s text:c="3"/>at 0x484B27F: free (in /usr/libexec/valgrind/vgpreload_memcheck-amd64-linux.so)</text:p>
            <text:p text:style-name="P13">==8207== <text:s text:c="3"/>by 0x1091DB: main (task_08.c:18)</text:p>
            <text:p text:style-name="P13">==8207== <text:s/>Block was alloc'd at</text:p>
            <text:p text:style-name="P13">==8207== <text:s text:c="3"/>at 0x4848899: malloc (in /usr/libexec/valgrind/vgpreload_memcheck-amd64-linux.so)</text:p>
            <text:p text:style-name="P13"><text:soft-page-break/>==8207== <text:s text:c="3"/>by 0x10919E: main (task_08.c:11)</text:p>
            <text:p text:style-name="P13">==8207== </text:p>
            <text:p text:style-name="P13">==8207== Invalid read of size 4</text:p>
            <text:p text:style-name="P13">==8207== <text:s text:c="3"/>at 0x1091EA: main (task_08.c:22)</text:p>
            <text:p text:style-name="P13">==8207== <text:s/>Address 0x4a98040 is 0 bytes inside a block of size 4 free'd</text:p>
            <text:p text:style-name="P13">==8207== <text:s text:c="3"/>at 0x484B27F: free (in /usr/libexec/valgrind/vgpreload_memcheck-amd64-linux.so)</text:p>
            <text:p text:style-name="P13">==8207== <text:s text:c="3"/>by 0x1091DB: main (task_08.c:18)</text:p>
            <text:p text:style-name="P13">==8207== <text:s/>Block was alloc'd at</text:p>
            <text:p text:style-name="P13">==8207== <text:s text:c="3"/>at 0x4848899: malloc (in /usr/libexec/valgrind/vgpreload_memcheck-amd64-linux.so)</text:p>
            <text:p text:style-name="P13">==8207== <text:s text:c="3"/>by 0x10919E: main (task_08.c:11)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33">Подтверждает. Valgrind ругает<text:span text:style-name="T26">ся</text:span> на то, что из-за очистки памяти в 18 строке н<text:span text:style-name="T20">ельзя</text:span> изменять указатель в 20 строке и читать этот указатель в 22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32">4.2.1. Illegal read/write erros</text:p>
      <text:p text:style-name="P4"/>
      <text:p text:style-name="P16"><text:span text:style-name="T8">Задание </text:span><text:span text:style-name="T9">9</text:span></text:p>
      <text:p text:style-name="P16"/>
      <text:p text:style-name="P16">Проанализируйте текст программы task_0<text:span text:style-name="T21">9</text:span>.c.</text:p>
      <text:p text:style-name="P16"/>
      <text:p text:style-name="P16">Какая ошибка работы с динамической памятью в ней допущена?</text:p>
      <text:p text:style-name="P16"/>
      <text:p text:style-name="P34">В 20 строке нельзя менять объявленный динамически указатель</text:p>
      <text:p text:style-name="P16"/>
      <text:p text:style-name="P16">К какому виду в классификации, приведенной на лекции, она относится? (Слайды 18, 19 презентации «Указатели и одномерные динамические массивы».)</text:p>
      <text:p text:style-name="P16"/>
      <text:p text:style-name="P34">Логическая ошибка. Изменение указателя, который вернула функция выделения памяти</text:p>
      <text:p text:style-name="P16"/>
      <text:p text:style-name="P16">Скомпилируйте программу task_0<text:span text:style-name="T21">9</text:span>.c. Запустите полученный исполняемый файл под управлением утилиты valgrind. Приведите выдачу утилиты, содержащую описание ошибки.</text:p>
      <text:p text:style-name="P16"/>
      <text:p text:style-name="P4">Замечание</text:p>
      <text:p text:style-name="P4">Если ключ "-Werror" препятствует получению исполняемого файла, то в учебных целях в виде исключения его можно опустить.</text:p>
      <text:p text:style-name="P16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3">==8425== Invalid free() / delete / delete[] / realloc()</text:p>
            <text:p text:style-name="P13">==8425== <text:s text:c="3"/>at 0x484B27F: free (in /usr/libexec/valgrind/vgpreload_memcheck-amd64-linux.so)</text:p>
            <text:p text:style-name="P13">==8425== <text:s text:c="3"/>by 0x1091D5: main (task_09.c:23)</text:p>
            <text:p text:style-name="P13">==8425== <text:s/>Address 0x4a98054 is 0 bytes after a block of size 20 alloc'd</text:p>
            <text:p text:style-name="P13">==8425== <text:s text:c="3"/>at 0x4848899: malloc (in /usr/libexec/valgrind/vgpreload_memcheck-amd64-linux.so)</text:p>
            <text:p text:style-name="P13">==8425== <text:s text:c="3"/>by 0x10918C: main (task_09.c:12)</text:p>
            <text:p text:style-name="P13">==8425== </text:p>
            <text:p text:style-name="P13">==8425== 20 bytes in 1 blocks are definitely lost in loss record 1 of 1</text:p>
            <text:p text:style-name="P13"><text:soft-page-break/>==8425== <text:s text:c="3"/>at 0x4848899: malloc (in /usr/libexec/valgrind/vgpreload_memcheck-amd64-linux.so)</text:p>
            <text:p text:style-name="P13">==8425== <text:s text:c="3"/>by 0x10918C: main (task_09.c:12)</text:p>
          </table:table-cell>
        </table:table-row>
      </table:table>
      <text:p text:style-name="P16"/>
      <text:p text:style-name="P16">Подтверждает ли утилиты valgrind правильность Вашего ответа? <text:s/>О каких строках сообщает утилита valgrind?</text:p>
      <text:p text:style-name="P16"/>
      <text:p text:style-name="P34">Подтверждает. Valgrind ругается на то, что из-за изменения указателя происходит утечка памяти</text:p>
      <text:p text:style-name="P16"/>
      <text:p text:style-name="P16">К какой категории ошибок относит valgrind эту ошибку? (Подраздел 4.2 User Manual.)</text:p>
      <text:p text:style-name="P16"/>
      <text:p text:style-name="P25">4.2.9. Memory leak detection</text:p>
      <text:p text:style-name="P25">4.2.5. When a heap block is freed with an inappropriate deallocation function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9:14:41</meta:creation-date>
    <dc:language>en-US</dc:language>
    <dc:date>2023-09-26T15:21:12.145928852</dc:date>
    <meta:editing-cycles>38</meta:editing-cycles>
    <meta:editing-duration>PT2H46M28S</meta:editing-duration>
    <meta:generator>LibreOffice/7.3.7.2$Linux_X86_64 LibreOffice_project/30$Build-2</meta:generator>
    <meta:document-statistic meta:table-count="11" meta:image-count="0" meta:object-count="0" meta:page-count="8" meta:paragraph-count="205" meta:word-count="1747" meta:character-count="14016" meta:non-whitespace-character-count="12256"/>
    <meta:user-defined meta:name="AppVersion">15.0000</meta:user-defined>
  </office:meta>
</office:document-meta>
</file>